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Voici le détail de la notation : le rapport est noté sur 15, note que je<text:line-break/>divise ensuite par 3 pour avoir une note sur 5. Le projet lui-même est<text:line-break/>noté sur 15. L'addition de ces deux notes donne la note sur 20.</text:p>
      <text:p text:style-name="Text_20_body">Barême pour la note de rapport :<text:line-break/>* Présentation générale (la forme, le visuel du rapport) : 2 points.<text:line-break/>Presque tout le monde à 2, sauf les rapports qui n'étaient même pas<text:line-break/>agrafés (0 dans ce cas). Il est inconcevable de rendre un rapport en<text:line-break/>feuilles volantes !<text:line-break/>* Introduction : 1<text:line-break/>* Explication compilation - exécution : 1<text:line-break/>* Déroulement du programme et du code : 1<text:line-break/>* UML des patterns : 1 par pattern<text:line-break/>* Description des patterns : 0.5 par pattern<text:line-break/>* Comment le pattern est inséré dans le code : 1 par pattern<text:line-break/>* UML général : 1<text:line-break/>* Présentation des classes importantes dans le projet : 1<text:line-break/>* Difficulté rencontrées et extensions possibles : 1<text:line-break/>* Conclusion : 1<text:line-break/>* Bonus (vraiment le plus par rapport à ce qui était attendu, autant sur<text:line-break/>le fond que la forme) : 1</text:p>
      <text:p text:style-name="Text_20_body">Barême pour la note du code :<text:line-break/>* Pattern : 2 points par pattern<text:line-break/>- 2 si tout va bien.<text:line-break/>- 1 si le pattern est utilisé d'une manière vraiment anti-naturelle.<text:line-break/>- 0 si c'est faux ou non fait.<text:line-break/>* Impressions générales (réalisation du projet, qualité du C++) : 4 points<text:line-break/>- 4 rare, vraiment si c'est très très bien fait<text:line-break/>- 3 normal, très bon travail<text:line-break/>- 2 pas mal, bon travail<text:line-break/>- 1 médiocre<text:line-break/>- 0 échec complet<text:line-break/>* Commentaire - documentation : 3 points<text:line-break/>- 3 bien commenté avec un outil genre doxygen<text:line-break/>- 2 bien commenté avec des commentaires C++<text:line-break/>- 1 moyennement commenté<text:line-break/>- 0 peu ou pas commenté</text:p>
      <text:p text:style-name="Text_20_body">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5:29:19.081443655</meta:creation-date>
    <dc:date>2014-11-26T15:30:34.362325294</dc:date>
    <meta:editing-duration>PT1M16S</meta:editing-duration>
    <meta:editing-cycles>1</meta:editing-cycles>
    <meta:document-statistic meta:table-count="0" meta:image-count="0" meta:object-count="0" meta:page-count="1" meta:paragraph-count="4" meta:word-count="303" meta:character-count="1526" meta:non-whitespace-character-count="1227"/>
    <meta:generator>LibreOffice/4.3.3.2$Linux_X86_64 LibreOffice_project/430m0$Build-2</meta:generator>
  </office:meta>
</office:document-meta>
</file>